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ptimisation</text:p>
          </table:table-cell>
          <table:table-cell office:value-type="string" calcext:value-type="string">
            <text:p>unrolling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nullpointer</text:p>
          </table:table-cell>
          <table:table-cell office:value-type="string" calcext:value-type="string">
            <text:p>inline funcs</text:p>
          </table:table-cell>
          <table:table-cell office:value-type="string" calcext:value-type="string">
            <text:p>cross jum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e (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6" calcext:value-type="float">
            <text:p>0.2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sys1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8" calcext:value-type="float">
            <text:p>0.178</text:p>
          </table:table-cell>
          <table:table-cell office:value-type="float" office:value="0.313" calcext:value-type="float">
            <text:p>0.3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sys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7" calcext:value-type="float">
            <text:p>0.177</text:p>
          </table:table-cell>
          <table:table-cell office:value-type="float" office:value="0.261" calcext:value-type="float">
            <text:p>0.2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sys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3" calcext:value-type="float">
            <text:p>0.2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sys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sys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 avg</text:p>
          </table:table-cell>
          <table:table-cell table:formula="of:=([.B5]+[.B9]+[.B13]+[.B17]+[.B21])/5" office:value-type="float" office:value="0.1856" calcext:value-type="float">
            <text:p>0.1856</text:p>
          </table:table-cell>
          <table:table-cell table:formula="of:=([.C5]+[.C9]+[.C13]+[.C17]+[.C21])/5" office:value-type="float" office:value="0.177" calcext:value-type="float">
            <text:p>0.177</text:p>
          </table:table-cell>
          <table:table-cell table:formula="of:=([.D5]+[.D9]+[.D13]+[.D17]+[.D21])/5" office:value-type="float" office:value="0.2746" calcext:value-type="float">
            <text:p>0.2746</text:p>
          </table:table-cell>
          <table:table-cell table:formula="of:=([.E5]+[.E9]+[.E13]+[.E17]+[.E21])/5" office:value-type="float" office:value="0.092" calcext:value-type="float">
            <text:p>0.092</text:p>
          </table:table-cell>
          <table:table-cell table:formula="of:=([.F5]+[.F9]+[.F13]+[.F17]+[.F21])/5" office:value-type="float" office:value="0.1296" calcext:value-type="float">
            <text:p>0.1296</text:p>
          </table:table-cell>
        </table:table-row>
        <table:table-row table:style-name="ro1">
          <table:table-cell office:value-type="string" calcext:value-type="string">
            <text:p>user avg</text:p>
          </table:table-cell>
          <table:table-cell table:formula="of:=([.B6]+[.B10]+[.B14]+[.B18]+[.B22])/5" office:value-type="float" office:value="0.0702" calcext:value-type="float">
            <text:p>0.0702</text:p>
          </table:table-cell>
          <table:table-cell table:formula="of:=([.C6]+[.C10]+[.C14]+[.C18]+[.C22])/5" office:value-type="float" office:value="0.067" calcext:value-type="float">
            <text:p>0.067</text:p>
          </table:table-cell>
          <table:table-cell table:formula="of:=([.D6]+[.D10]+[.D14]+[.D18]+[.D22])/5" office:value-type="float" office:value="0.001" calcext:value-type="float">
            <text:p>0.001</text:p>
          </table:table-cell>
          <table:table-cell table:formula="of:=([.E6]+[.E10]+[.E14]+[.E18]+[.E22])/5" office:value-type="float" office:value="0.0868" calcext:value-type="float">
            <text:p>0.0868</text:p>
          </table:table-cell>
          <table:table-cell table:formula="of:=([.F6]+[.F10]+[.F14]+[.F18]+[.F22])/5" office:value-type="float" office:value="0.1158" calcext:value-type="float">
            <text:p>0.1158</text:p>
          </table:table-cell>
        </table:table-row>
        <table:table-row table:style-name="ro1">
          <table:table-cell office:value-type="string" calcext:value-type="string">
            <text:p>sys avg</text:p>
          </table:table-cell>
          <table:table-cell table:formula="of:=([.B7]+[.B11]+[.B15]+[.B19]+[.B23])/5" office:value-type="float" office:value="0.1128" calcext:value-type="float">
            <text:p>0.1128</text:p>
          </table:table-cell>
          <table:table-cell table:formula="of:=([.C7]+[.C11]+[.C15]+[.C19]+[.C23])/5" office:value-type="float" office:value="0.1078" calcext:value-type="float">
            <text:p>0.1078</text:p>
          </table:table-cell>
          <table:table-cell table:formula="of:=([.D7]+[.D11]+[.D15]+[.D19]+[.D23])/5" office:value-type="float" office:value="0.0052" calcext:value-type="float">
            <text:p>0.0052</text:p>
          </table:table-cell>
          <table:table-cell table:formula="of:=([.E7]+[.E11]+[.E15]+[.E19]+[.E23])/5" office:value-type="float" office:value="0.0034" calcext:value-type="float">
            <text:p>0.0034</text:p>
          </table:table-cell>
          <table:table-cell table:formula="of:=([.F7]+[.F11]+[.F15]+[.F19]+[.F23])/5" office:value-type="float" office:value="0.009" calcext:value-type="float">
            <text:p>0.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0:50:15.462806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0:29:11.353559383</meta:creation-date>
    <dc:date>2019-11-28T21:01:30.328896381</dc:date>
    <meta:editing-duration>PT21M9S</meta:editing-duration>
    <meta:editing-cycles>3</meta:editing-cycles>
    <meta:generator>LibreOffice/6.2.8.2$Linux_X86_64 LibreOffice_project/20$Build-2</meta:generator>
    <meta:document-statistic meta:table-count="1" meta:cell-count="115" meta:object-count="0"/>
  </office:meta>
</office:document-meta>
</file>